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, sans-serif"/>
    <style:font-face style:name="arial" svg:font-family="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222222" style:font-name="Abyssinica SIL" fo:font-size="10.5pt" fo:letter-spacing="normal" fo:font-style="normal" fo:font-weight="normal" officeooo:rsid="00108698" officeooo:paragraph-rsid="00179381"/>
    </style:style>
    <style:style style:name="P2" style:family="paragraph" style:parent-style-name="Text_20_body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Abyssinica SIL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Abyssinica SIL" fo:font-size="11.25pt" fo:letter-spacing="normal" fo:font-style="normal" fo:font-weight="normal" officeooo:rsid="000fafab"/>
    </style:style>
    <style:style style:name="P4" style:family="paragraph" style:parent-style-name="Text_20_body" style:list-style-name="L2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Abyssinica SIL" fo:font-size="10.5pt" fo:letter-spacing="normal" fo:font-style="normal" fo:font-weight="normal"/>
    </style:style>
    <style:style style:name="P5" style:family="paragraph" style:parent-style-name="Text_20_body" style:list-style-name="L3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Abyssinica SIL" fo:font-size="10.5pt" fo:letter-spacing="normal" fo:font-style="normal" fo:font-weight="normal" officeooo:paragraph-rsid="00179381"/>
    </style:style>
    <style:style style:name="P6" style:family="paragraph" style:parent-style-name="Text_20_body" style:list-style-name="L3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142cb2" officeooo:paragraph-rsid="00179381"/>
    </style:style>
    <style:style style:name="P7" style:family="paragraph" style:parent-style-name="Text_20_body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142cb2" officeooo:paragraph-rsid="00179381"/>
    </style:style>
    <style:style style:name="P8" style:family="paragraph" style:parent-style-name="Text_20_body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1b77a7" officeooo:paragraph-rsid="001b77a7"/>
    </style:style>
    <style:style style:name="P9" style:family="paragraph" style:parent-style-name="Text_20_body" style:list-style-name="L1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222222" style:font-name="Abyssinica SIL" fo:font-size="10.5pt" fo:letter-spacing="normal" fo:font-style="normal" fo:font-weight="normal" officeooo:rsid="000fafab" officeooo:paragraph-rsid="0010763a"/>
    </style:style>
    <style:style style:name="P10" style:family="paragraph" style:parent-style-name="Text_20_body" style:list-style-name="L1">
      <style:paragraph-properties fo:margin-top="0cm" fo:margin-bottom="0.132cm" loext:contextual-spacing="false" style:line-height-at-least="0.635cm" fo:orphans="2" fo:widows="2" fo:padding="0cm" fo:border="none"/>
      <style:text-properties officeooo:paragraph-rsid="0010763a"/>
    </style:style>
    <style:style style:name="P11" style:family="paragraph" style:parent-style-name="Text_20_body">
      <style:paragraph-properties fo:margin-top="0cm" fo:margin-bottom="0.132cm" loext:contextual-spacing="false" style:line-height-at-least="0.635cm" fo:orphans="2" fo:widows="2" fo:padding="0cm" fo:border="none"/>
      <style:text-properties style:font-name="Verdana" officeooo:paragraph-rsid="001cbf2e"/>
    </style:style>
    <style:style style:name="T1" style:family="text">
      <style:text-properties fo:font-variant="normal" fo:text-transform="none" fo:color="#222222" style:font-name="Abyssinica SIL" fo:font-size="12pt" fo:letter-spacing="normal" fo:font-style="normal" fo:font-weight="normal" officeooo:rsid="0010763a"/>
    </style:style>
    <style:style style:name="T2" style:family="text">
      <style:text-properties fo:font-variant="normal" fo:text-transform="none" fo:color="#222222" style:font-name="Abyssinica SIL" fo:font-size="12pt" fo:letter-spacing="normal" fo:font-style="normal" fo:font-weight="normal" officeooo:rsid="000fafab"/>
    </style:style>
    <style:style style:name="T3" style:family="text">
      <style:text-properties fo:font-variant="normal" fo:text-transform="none" fo:color="#222222" style:font-name="Abyssinica SIL" fo:font-size="12pt" fo:letter-spacing="normal" fo:font-style="normal" fo:font-weight="bold" officeooo:rsid="000fafab"/>
    </style:style>
    <style:style style:name="T4" style:family="text">
      <style:text-properties fo:font-variant="normal" fo:text-transform="none" fo:color="#222222" style:font-name="Abyssinica SIL" fo:font-size="12pt" fo:letter-spacing="normal" fo:font-style="normal" fo:font-weight="bold" officeooo:rsid="0010763a"/>
    </style:style>
    <style:style style:name="T5" style:family="text">
      <style:text-properties fo:font-variant="normal" fo:text-transform="none" fo:color="#000000" fo:font-size="11.25pt" fo:letter-spacing="normal" fo:font-style="normal" fo:font-weight="normal" officeooo:rsid="001cbf2e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2pt" officeooo:rsid="0010763a"/>
    </style:style>
    <style:style style:name="T10" style:family="text">
      <style:text-properties fo:font-size="12pt" officeooo:rsid="00108698"/>
    </style:style>
    <style:style style:name="T11" style:family="text">
      <style:text-properties fo:font-size="12pt" officeooo:rsid="00142cb2"/>
    </style:style>
    <style:style style:name="T12" style:family="text">
      <style:text-properties style:font-name="Abyssinica SIL"/>
    </style:style>
    <text:list-style style:name="L1">
      <text:list-level-style-bullet text:level="1" text:bullet-char="➢">
        <style:list-level-properties text:space-before="1.247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6634612355444149" text:style-name="L1">
        <text:list-header>
          <text:p text:style-name="P3">ECMAScript (ES) is a scripting language.</text:p>
          <text:p text:style-name="P3"/>
        </text:list-header>
        <text:list-item>
          <text:p text:style-name="P9"><text:span text:style-name="T7">JavaScript </text:span><text:span text:style-name="T6">(Netscape) </text:span></text:p>
        </text:list-item>
        <text:list-item>
          <text:p text:style-name="P9"><text:span text:style-name="T8">JScript</text:span><text:span text:style-name="T6"> (Microsoft).</text:span></text:p>
        </text:list-item>
        <text:list-item>
          <text:p text:style-name="P10"><text:span text:style-name="T3">ECMA </text:span><text:span text:style-name="T4">(</text:span><text:span text:style-name="T2">means European Computer Manufacturer's Association</text:span><text:span text:style-name="T1">)</text:span></text:p>
          <text:p text:style-name="P3"/>
          <text:p text:style-name="P3">ECMA Script6’s implementation features:</text:p>
        </text:list-item>
      </text:list>
      <text:list xml:id="list1257718970070112758" text:style-name="L2">
        <text:list-item>
          <text:p text:style-name="P4">Support for constants</text:p>
        </text:list-item>
        <text:list-item>
          <text:p text:style-name="P4">Block Scope</text:p>
        </text:list-item>
        <text:list-item>
          <text:p text:style-name="P4">Arrow Functions</text:p>
        </text:list-item>
        <text:list-item>
          <text:p text:style-name="P4">Extended Parameter Handling</text:p>
        </text:list-item>
        <text:list-item>
          <text:p text:style-name="P4">Template Literals</text:p>
        </text:list-item>
        <text:list-item>
          <text:p text:style-name="P4">Extended Literals</text:p>
        </text:list-item>
        <text:list-item>
          <text:p text:style-name="P4">Enhanced Object Properties</text:p>
        </text:list-item>
        <text:list-item>
          <text:p text:style-name="P4">De-structuring Assignment</text:p>
        </text:list-item>
        <text:list-item>
          <text:p text:style-name="P4">Modules</text:p>
        </text:list-item>
        <text:list-item>
          <text:p text:style-name="P4">Classes</text:p>
        </text:list-item>
        <text:list-item>
          <text:p text:style-name="P4">Iterators</text:p>
        </text:list-item>
        <text:list-item>
          <text:p text:style-name="P4">Generators</text:p>
        </text:list-item>
        <text:list-item>
          <text:p text:style-name="P4">Collections</text:p>
        </text:list-item>
        <text:list-item>
          <text:p text:style-name="P4">New built in methods for various classes</text:p>
        </text:list-item>
      </text:list>
      <text:p text:style-name="P2"/>
      <text:p text:style-name="P1"><text:span text:style-name="T9">L</text:span><text:span text:style-name="T6">atest version</text:span></text:p>
      <text:list xml:id="list2967302835419512232" text:style-name="L3">
        <text:list-item>
          <text:p text:style-name="P5"><text:span text:style-name="T10">ECMAScript 8 </text:span><text:span text:style-name="T11">(2017)</text:span></text:p>
        </text:list-item>
        <text:list-item>
          <text:p text:style-name="P6">Added string padding.</text:p>
        </text:list-item>
        <text:list-item>
          <text:p text:style-name="P6">Added new Object properies.</text:p>
        </text:list-item>
        <text:list-item>
          <text:p text:style-name="P6">Added Async functions.</text:p>
        </text:list-item>
        <text:list-item>
          <text:p text:style-name="P6">Added Shared Memory</text:p>
        </text:list-item>
      </text:list>
      <text:p text:style-name="P7"/>
      <text:p text:style-name="P8"><text:a xlink:type="simple" xlink:href="http://blog.thefirehoseproject.com/posts/12-reasons-es6-future-javascript-web-development/" text:style-name="Internet_20_link" text:visited-style-name="Visited_20_Internet_20_Link">http://blog.thefirehoseproject.com/posts/12-reasons-es6-future-javascript-web-development/</text:a></text:p>
      <text:p text:style-name="P8"/>
      <text:p text:style-name="P11"><text:a xlink:type="simple" xlink:href="https://www.wintellect.com/why-you-should-be-writing-ecma-script-6-now/" text:style-name="Internet_20_link" text:visited-style-name="Visited_20_Internet_20_Link">https://www.wintellect.com/why-you-should-be-writing-ecma-script-6-now/</text:a><text:span text:style-name="T5"> </text:span><text:span text:style-name="T1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, sans-serif"/>
    <style:font-face style:name="arial" svg:font-family="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46:18.318437637</meta:creation-date>
    <dc:date>2018-05-23T10:41:07.973559899</dc:date>
    <meta:editing-duration>PT14M5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97" meta:character-count="732" meta:non-whitespace-character-count="685"/>
  </office:meta>
</office:document-meta>
</file>